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7ba1" officeooo:paragraph-rsid="00117b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tes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4T16:48:44.903644713</meta:creation-date>
    <meta:generator>LibreOffice/25.8.4.2$Linux_X86_64 LibreOffice_project/580$Build-2</meta:generator>
    <dc:date>2026-02-24T16:49:29.256394129</dc:date>
    <meta:editing-duration>PT44S</meta:editing-duration>
    <meta:editing-cycles>1</meta:editing-cycles>
    <meta:document-statistic meta:table-count="0" meta:image-count="0" meta:object-count="0" meta:page-count="1" meta:paragraph-count="1" meta:word-count="4" meta:character-count="15" meta:non-whitespace-character-count="12"/>
  </office:meta>
</office:document-meta>
</file>